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a59" officeooo:paragraph-rsid="00104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4 </text:p>
      <text:p text:style-name="P1">Cuando estiro el navegador la clase .box alojada en el div principal pasa de rojo a azul porque sobrepasa los 550px que se han fijado en la media query como mnd-width.</text:p>
      <text:p text:style-name="P1"/>
      <text:p text:style-name="P1">3) cuando lo lanzo en el navegador y pruebo con diferentes dispositivos no cambia el color . Da igula cual sea el dispositivo o la resolucion.</text:p>
      <text:p text:style-name="P1">En en explorador la clase .box tienen tachado/ anulado el cambio de color en la hoja de estilos.</text:p>
      <text:p text:style-name="P1"/>
      <text:p text:style-name="P1">EJERCICIO 5</text:p>
      <text:p text:style-name="P1"/>
      <text:p text:style-name="P1">Al añadir la etiqueta meta name =”viewport” ….</text:p>
      <text:p text:style-name="P1">Si que hace efecto lo que se ha insertado con la media quer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21:28.811120366</meta:creation-date>
    <dc:date>2019-03-08T15:29:19.116878985</dc:date>
    <meta:editing-duration>PT7M5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00" meta:character-count="534" meta:non-whitespace-character-count="440"/>
  </office:meta>
</office:document-meta>
</file>